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:<text:span text:style-name="T1"> Chicken thigh, diced, is fried for a mild and savory dish that goes well with rice.</text:span></text:p>
      <text:p text:style-name="P1"><text:span text:style-name="T1"/></text:p>
      <text:p text:style-name="P1">Marinade (20 minutes)</text:p>
      <text:p text:style-name="Standard">1 tbsp Shaoxing cooking wine</text:p>
      <text:p text:style-name="Standard">1 tsp chinese five spice</text:p>
      <text:p text:style-name="Standard">1 tsp salt</text:p>
      <text:p text:style-name="Standard">2 tbsp soy sauce</text:p>
      <text:p text:style-name="Standard">ginger</text:p>
      <text:p text:style-name="Standard">1 tsp white pepper</text:p>
      <text:p text:style-name="Standard">1 tsp sesame oil</text:p>
      <text:p text:style-name="Standard">1 egg</text:p>
      <text:p text:style-name="Standard">3 tbsp vegetable oil</text:p>
      <text:p text:style-name="Standard">2 tbsp chili powder / cayenne pepper</text:p>
      <text:p text:style-name="Standard">½ tsp MSG</text:p>
      <text:p text:style-name="Standard">1/8 tsp chicken bouillon</text:p>
      <text:p text:style-name="Standard">chicken thigh</text:p>
      <text:p text:style-name="Standard"/>
      <text:p text:style-name="P1">then add corn starch, mix, then fry:</text:p>
      <text:p text:style-name="Standard">2 tbsp corn starch</text:p>
      <text:p text:style-name="Standard"/>
      <text:p text:style-name="P1">Remove chicken from oil. Remove most of the oil, leave a little in for stir fry.</text:p>
      <text:p text:style-name="Standard">1 tbsp ginger, chopped</text:p>
      <text:p text:style-name="Standard">4 tbsp szechuan peppercorn</text:p>
      <text:p text:style-name="Standard">1 tbsp garlic, chopped</text:p>
      <text:p text:style-name="Standard">lots of chili peppers</text:p>
      <text:p text:style-name="Standard">2 star anise</text:p>
      <text:p text:style-name="Standard">1 cinnamon stick</text:p>
      <text:p text:style-name="Standard"/>
      <text:p text:style-name="P1">After stir fried a bit, add:</text:p>
      <text:p text:style-name="Standard">1 cup unsalted peanuts</text:p>
      <text:p text:style-name="Standard"/>
      <text:p text:style-name="P1">After peanutes are fried a bit, add:</text:p>
      <text:p text:style-name="Standard">add in the fried chicken</text:p>
      <text:p text:style-name="Standard">sugar to taste</text:p>
      <text:p text:style-name="Standard">splash of Shaoxing cooking wine</text:p>
      <text:p text:style-name="Standard"/>
      <text:p text:style-name="P1">Garnish:</text:p>
      <text:p text:style-name="Standard">scallions</text:p>
      <text:p text:style-name="Standard">cilantro</text:p>
      <text:p text:style-name="Standard">white sesame see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04T15:54:36.87</meta:creation-date>
    <dc:date>2021-04-06T20:46:03.19</dc:date>
    <meta:editing-duration>PT4M35S</meta:editing-duration>
    <meta:editing-cycles>2</meta:editing-cycles>
    <meta:generator>OpenOffice/4.1.9$Win32 OpenOffice.org_project/419m1$Build-9805</meta:generator>
    <meta:document-statistic meta:table-count="0" meta:image-count="0" meta:object-count="0" meta:page-count="1" meta:paragraph-count="34" meta:word-count="153" meta:character-count="793"/>
  </office:meta>
</office:document-meta>
</file>